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6cm" svg:height="1.276cm" svg:x="6.571cm" svg:y="3.845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1.556cm" svg:y="3.845cm">
          <text:p text:style-name="P1"><text:span text:style-name="T1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0.725cm" svg:y="3.845cm">
          <text:p text:style-name="P1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9.895cm" svg:y="3.845cm">
          <text:p text:style-name="P1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9.064cm" svg:y="3.845cm">
          <text:p text:style-name="P1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4.049cm" svg:y="3.845cm">
          <text:p text:style-name="P1"><text:span text:style-name="T1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3.218cm" svg:y="3.845cm">
          <text:p text:style-name="P1"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4.879cm" svg:y="3.845cm">
          <text:p text:style-name="P1"><text:span text:style-name="T1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2.387cm" svg:y="3.845cm">
          <text:p text:style-name="P1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5.71cm" svg:y="3.845cm">
          <text:p text:style-name="P1"><text:span text:style-name="T1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6.539cm" svg:y="3.845cm">
          <text:p text:style-name="P1"><text:span text:style-name="T1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8.233cm" svg:y="3.845cm">
          <text:p text:style-name="P1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7.402cm" svg:y="3.845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6.571cm" svg:y="3.845cm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5.741cm" svg:y="3.845cm">
          <text:p text:style-name="P1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4.91cm" svg:y="3.845cm">
          <text:p text:style-name="P1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4.079cm" svg:y="3.845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3.248cm" svg:y="3.845cm">
          <text:p text:style-name="P1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2.417cm" svg:y="3.845cm">
          <text:p text:style-name="P1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1.586cm" svg:y="3.845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0.756cm" svg:y="3.845cm">
          <text:p text:style-name="P1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9.925cm" svg:y="3.845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9.094cm" svg:y="3.845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8.263cm" svg:y="3.845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7.432cm" svg:y="3.845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5.771cm" svg:y="3.845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4.94cm" svg:y="3.845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4.109cm" svg:y="3.845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3.278cm" svg:y="3.84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.448cm" svg:y="3.845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.617cm" svg:y="3.845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0.786cm" svg:y="3.84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20.754cm" svg:y="2.806cm">
          <text:p text:style-name="P1"><text:span text:style-name="T2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16.606cm" svg:y="2.806cm">
          <text:p text:style-name="P1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6cm" svg:height="1.276cm" svg:x="14.118cm" svg:y="2.806cm">
          <text:p text:style-name="P1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13.289cm" svg:y="2.806cm">
          <text:p text:style-name="P1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6cm" svg:height="1.276cm" svg:x="12.46cm" svg:y="2.806cm">
          <text:p text:style-name="P1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6cm" svg:height="1.276cm" svg:x="11.631cm" svg:y="2.806cm">
          <text:p text:style-name="P1"><text:span text:style-name="T2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11cm" svg:height="1.276cm" svg:x="4.932cm" svg:y="2.806cm">
          <text:p text:style-name="P1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4.103cm" svg:y="2.806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7.306cm" svg:height="3.871cm" svg:x="0.365cm" svg:y="1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6cm" svg:height="1.276cm" svg:x="26.539cm" svg:y="2.806cm">
          <text:p text:style-name="P1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6cm" svg:height="1.276cm" svg:x="25.711cm" svg:y="2.806cm">
          <text:p text:style-name="P1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6cm" svg:height="1.276cm" svg:x="24.882cm" svg:y="2.806cm">
          <text:p text:style-name="P1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3cm" svg:height="1.276cm" svg:x="21.583cm" svg:y="2.806cm">
          <text:p text:style-name="P1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15cm" svg:height="1.276cm" svg:x="17.435cm" svg:y="2.806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9cm" svg:height="1.276cm" svg:x="14.947cm" svg:y="2.806cm">
          <text:p text:style-name="P1"><text:span text:style-name="T3">padding</text:span><text:span text:style-name="T3"><text:line-break/></text:span><text:span text:style-name="T3">for 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51cm" svg:height="1.276cm" svg:x="8.312cm" svg:y="2.806cm">
          <text:p text:style-name="P1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9cm" svg:height="1.276cm" svg:x="2.444cm" svg:y="2.806cm">
          <text:p text:style-name="P1"><text:span text:style-name="T2">-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6cm" svg:height="1.276cm" svg:x="1.615cm" svg:y="2.806cm">
          <text:p text:style-name="P1"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0.786cm" svg:y="2.806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10-17T18:42:47</dc:date>
    <meta:editing-duration>PT27H56M04S</meta:editing-duration>
    <meta:editing-cycles>15</meta:editing-cycles>
    <meta:generator>OpenOffice.org/3.2$Unix OpenOffice.org_project/320m19$Build-9505</meta:generator>
    <meta:print-date>2012-06-15T16:22:39</meta:print-date>
    <meta:document-statistic meta:object-count="51"/>
  </office:meta>
</office:document-meta>
</file>